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 style:list-style-name="L3">
      <style:graphic-properties fo:min-height="11.929cm"/>
    </style:style>
    <style:style style:name="pr5" style:family="presentation" style:parent-style-name="Standard_5f_-title">
      <style:graphic-properties fo:min-height="3.506cm"/>
    </style:style>
    <style:style style:name="pr6" style:family="presentation" style:parent-style-name="Standard_5f_-outline1">
      <style:graphic-properties fo:min-height="11.929cm"/>
    </style:style>
    <style:style style:name="pr7" style:family="presentation" style:parent-style-name="Standard_5f_-notes">
      <style:graphic-properties draw:fill-color="#ffffff" fo:min-height="13.364cm"/>
    </style:style>
    <style:style style:name="pr8" style:family="presentation" style:parent-style-name="Standard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text-properties fo:font-size="28.1000003814697pt"/>
    </style:style>
    <style:style style:name="P3" style:family="paragraph">
      <style:text-properties fo:color="#ff3333"/>
    </style:style>
    <style:style style:name="T1" style:family="text">
      <style:text-properties fo:color="#ff3333" fo:font-style="italic" style:font-style-asian="italic" style:font-style-complex="italic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ff3333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color="#000000" fo:font-style="normal" style:font-style-asian="normal" style:font-style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000000" fo:font-size="27pt" style:font-size-asian="27pt" style:font-size-complex="27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Réunion de lancement</text:p>
          </draw:text-box>
        </draw:frame>
        <draw:frame presentation:style-name="pr2" draw:layer="layout" svg:width="25.199cm" svg:height="12.179cm" svg:x="1.4cm" svg:y="4.914cm" presentation:class="subtitle">
          <draw:text-box>
            <text:p>Gestion des escales de bateaux croisièr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éroulement de la réun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/>Présentation des parties</text:p>
              </text:list-item>
              <text:list-item>
                <text:p><text:s/>Contexte </text:p>
              </text:list-item>
              <text:list-item>
                <text:p><text:s/>Description fonctionnelle</text:p>
              </text:list-item>
              <text:list-item>
                <text:p><text:s/>Architecture technique</text:p>
              </text:list-item>
              <text:list-item>
                <text:p><text:s/>Planning de mise en œuvre</text:p>
              </text:list-item>
              <text:list-item>
                <text:p><text:s/>Organisation du projet</text:p>
              </text:list-item>
              <text:list-item>
                <text:p><text:s/>Premières ac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5f_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Présentation des partie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BPP</text:p>
                <text:p>Bateaux Privés Paris gère et développe le réseau européen de voies navigables à partir de la Seine.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5f_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Présentation des partie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OA : BPP</text:p>
                <text:list>
                  <text:list-item>
                    <text:p><text:s/>Mr Stalin Gaetan <text:span text:style-name="T2">– Représentant BPP</text:span></text:p>
                    <text:list>
                      <text:list-item>
                        <text:p><text:span text:style-name="T2">Gaetan.stalin@bpp.fr</text:span></text:p>
                      </text:list-item>
                      <text:list-item>
                        <text:p><text:span text:style-name="T2">03.60.XX.XX.XX</text:span></text:p>
                      </text:list-item>
                    </text:list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5f_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Présentation des partie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Seaside</text:p>
                <text:p><text:span text:style-name="T4">Seaside est une ESN implantée dans le campus de Lille 1, spécialisée dans les nouvelles technologies du web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5f_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Présentation des partie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pan text:style-name="T5">MOE : Seaside</text:span></text:p>
                <text:list>
                  <text:list-item>
                    <text:p><text:span text:style-name="T6">Mr Rousseau Aurélien </text:span><text:span text:style-name="T2">– Représentant Seaside</text:span></text:p>
                    <text:list>
                      <text:list-item>
                        <text:p><text:span text:style-name="T2">Aurelien.rousseau@seaside.fr</text:span></text:p>
                      </text:list-item>
                      <text:list-item>
                        <text:p><text:span text:style-name="T2">03.60.XX.XX.XX <text:s/></text:span></text:p>
                      </text:list-item>
                    </text:list>
                  </text:list-item>
                  <text:list-item>
                    <text:p><text:span text:style-name="T6">Mr Ferlicot Cyril </text:span><text:span text:style-name="T2">– Chef de projet</text:span></text:p>
                    <text:list>
                      <text:list-item>
                        <text:p><text:span text:style-name="T2">Cyril.ferlicot@seaside.fr</text:span></text:p>
                      </text:list-item>
                      <text:list-item>
                        <text:p><text:span text:style-name="T2">03.60.XX.XX.XX</text:span></text:p>
                      </text:list-item>
                    </text:list>
                    <text:p><text:span text:style-name="T2"/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ésentation des parties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Utilisateurs de l'application :</text:p>
                <text:list>
                  <text:list-item>
                    <text:p><text:span text:style-name="T7">Administrateur de l'application (agent BPP)</text:span></text:p>
                  </text:list-item>
                  <text:list-item>
                    <text:p><text:span text:style-name="T7">Gestionnaires de bateaux</text:span></text:p>
                  </text:list-item>
                  <text:list-item>
                    <text:p><text:span text:style-name="T7">Gestionnaires de sites d'esca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ontexte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Description</text:p>
                <text:p>Ce projet constitue le renouvellement de l'application de gestion d'escales de bateaux de croisières. </text:p>
                <text:p>Cette nouvelle <text:span text:style-name="T8">application web</text:span> devra être <text:span text:style-name="T8">légère</text:span><text:span text:style-name="T9">, </text:span><text:span text:style-name="T8">ergonomique</text:span><text:span text:style-name="T9">, </text:span><text:span text:style-name="T8">administrable</text:span> et devra disposer d'un référentiel commun avec les outils de gestion centralisée de BPP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5f_" presentation:presentation-page-layout-name="AL2T1">
        <draw:frame presentation:style-name="pr5" draw:layer="layout" svg:width="25.199cm" svg:height="3.506cm" svg:x="1.4cm" svg:y="0.837cm" presentation:class="title">
          <draw:text-box>
            <text:p>Contexte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Objectifs et enjeux</text:p>
                <text:list>
                  <text:list-item>
                    <text:p>Administration complète et pratique</text:p>
                  </text:list-item>
                  <text:list-item>
                    <text:p>Utilisation de l'application instantanée</text:p>
                    <text:list>
                      <text:list-item>
                        <text:p>Application web légère</text:p>
                      </text:list-item>
                      <text:list-item>
                        <text:p>Aides aux utilisateurs</text:p>
                      </text:list-item>
                    </text:list>
                  </text:list-item>
                  <text:list-item>
                    <text:p>Interface ergonomique</text:p>
                  </text:list-item>
                  <text:list-item>
                    <text:p>Résolution des conflits efficace</text:p>
                  </text:list-item>
                  <text:list-item>
                    <text:p><text:span text:style-name="T10">Gain de temps, simplicité et d’interactivité</text:span></text:p>
                  </text:list-item>
                  <text:list-item>
                    <text:p><text:span text:style-name="T10">Satisfaction à l'utilis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5f_" presentation:presentation-page-layout-name="AL2T1">
        <draw:frame presentation:style-name="pr5" draw:layer="layout" svg:width="25.199cm" svg:height="3.506cm" svg:x="1.4cm" svg:y="0.837cm" presentation:class="title">
          <draw:text-box>
            <text:p>Description fonctionnell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Du point de vue administrateur 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5f_" presentation:presentation-page-layout-name="AL2T1">
        <draw:frame presentation:style-name="pr5" draw:layer="layout" svg:width="25.199cm" svg:height="3.506cm" svg:x="1.4cm" svg:y="0.837cm" presentation:class="title">
          <draw:text-box>
            <text:p>Description fonctionnell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Du point de vue gestionnaire de bateaux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5f_" presentation:presentation-page-layout-name="AL2T1">
        <draw:frame presentation:style-name="pr5" draw:layer="layout" svg:width="25.199cm" svg:height="3.506cm" svg:x="1.4cm" svg:y="0.837cm" presentation:class="title">
          <draw:text-box>
            <text:p>Description fonctionnell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Du point de vue gestionnaire de sites d'escale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5f_" presentation:presentation-page-layout-name="AL2T1">
        <draw:frame presentation:style-name="pr5" draw:layer="layout" svg:width="25.199cm" svg:height="3.506cm" svg:x="1.4cm" svg:y="0.837cm" presentation:class="title">
          <draw:text-box>
            <text:p>Description fonctionnell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LOT 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5f_" presentation:presentation-page-layout-name="AL2T1">
        <draw:frame presentation:style-name="pr5" draw:layer="layout" svg:width="25.199cm" svg:height="3.506cm" svg:x="1.4cm" svg:y="0.837cm" presentation:class="title">
          <draw:text-box>
            <text:p>Description fonctionnell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LOT 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5f_" presentation:presentation-page-layout-name="AL2T1">
        <draw:frame presentation:style-name="pr5" draw:layer="layout" svg:width="25.199cm" svg:height="3.506cm" svg:x="1.4cm" svg:y="0.837cm" presentation:class="title">
          <draw:text-box>
            <text:p>Description fonctionnell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Hors périmètre 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5f_" presentation:presentation-page-layout-name="AL2T1">
        <draw:frame presentation:style-name="pr5" draw:layer="layout" svg:width="25.199cm" svg:height="3.506cm" svg:x="1.4cm" svg:y="0.837cm" presentation:class="title">
          <draw:text-box>
            <text:p>Architecture technique</text:p>
          </draw:text-box>
        </draw:frame>
        <draw:frame presentation:style-name="pr6" draw:text-style-name="P3" draw:layer="layout" svg:width="25.199cm" svg:height="12.179cm" svg:x="1.4cm" svg:y="4.914cm" presentation:class="outline">
          <draw:text-box>
            <text:list text:style-name="L4">
              <text:list-item>
                <text:p text:style-name="P3"><text:span text:style-name="T11">Schém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5f_" presentation:presentation-page-layout-name="AL2T1">
        <draw:frame presentation:style-name="pr5" draw:layer="layout" svg:width="25.199cm" svg:height="3.506cm" svg:x="1.4cm" svg:y="0.837cm" presentation:class="title">
          <draw:text-box>
            <text:p>Architecture techniqu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Outils/ver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5f_" presentation:presentation-page-layout-name="AL2T1">
        <draw:frame presentation:style-name="pr5" draw:layer="layout" svg:width="25.199cm" svg:height="3.506cm" svg:x="1.4cm" svg:y="0.837cm" presentation:class="title">
          <draw:text-box>
            <text:p>Architecture techniqu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Architecture cli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5f_" presentation:presentation-page-layout-name="AL2T1">
        <draw:frame presentation:style-name="pr5" draw:layer="layout" svg:width="25.199cm" svg:height="3.506cm" svg:x="1.4cm" svg:y="0.837cm" presentation:class="title">
          <draw:text-box>
            <text:p>Architecture techniqu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Docs de normes à respec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5f_" presentation:presentation-page-layout-name="AL2T1">
        <draw:frame presentation:style-name="pr5" draw:layer="layout" svg:width="25.199cm" svg:height="3.506cm" svg:x="1.4cm" svg:y="0.837cm" presentation:class="title">
          <draw:text-box>
            <text:p>Planning de mise en œuvr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Macro planni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_5f_" presentation:presentation-page-layout-name="AL2T1">
        <draw:frame presentation:style-name="pr5" draw:layer="layout" svg:width="25.199cm" svg:height="3.506cm" svg:x="1.4cm" svg:y="0.837cm" presentation:class="title">
          <draw:text-box>
            <text:p>Planning de mise en œuvr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Char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_5f_" presentation:presentation-page-layout-name="AL2T1">
        <draw:frame presentation:style-name="pr5" draw:layer="layout" svg:width="25.199cm" svg:height="3.506cm" svg:x="1.4cm" svg:y="0.837cm" presentation:class="title">
          <draw:text-box>
            <text:p>Planning de mise en œuvr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Ressour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_5f_" presentation:presentation-page-layout-name="AL2T1">
        <draw:frame presentation:style-name="pr5" draw:layer="layout" svg:width="25.199cm" svg:height="3.506cm" svg:x="1.4cm" svg:y="0.837cm" presentation:class="title">
          <draw:text-box>
            <text:p>Planning de mise en œuvre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_5f_" presentation:presentation-page-layout-name="AL2T1"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none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_5f_" style:display-name="Standard_" style:page-layout-name="PM1" draw:style-name="Mdp1">
      <draw:frame presentation:style-name="Standard_5f_-title" draw:layer="backgroundobjects" svg:width="25.199cm" svg:height="3.506cm" svg:x="1.4cm" svg:y="0.837cm" presentation:class="title" presentation:placeholder="true">
        <draw:text-box/>
      </draw:frame>
      <draw:frame presentation:style-name="Standard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Standard_5f_-title" draw:layer="backgroundobjects" svg:width="14.848cm" svg:height="11.136cm" svg:x="3.075cm" svg:y="2.257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usseau Aurelien</meta:initial-creator>
    <meta:creation-date>2015-12-11T11:26:52.021843959</meta:creation-date>
    <dc:date>2015-12-11T14:53:43.739477280</dc:date>
    <dc:creator>Rousseau Aurelien</dc:creator>
    <meta:editing-duration>PT2H40M51S</meta:editing-duration>
    <meta:editing-cycles>21</meta:editing-cycles>
    <meta:generator>LibreOffice/4.3.3.2$Linux_X86_64 LibreOffice_project/430m0$Build-2</meta:generator>
    <meta:document-statistic meta:object-count="121"/>
  </office:meta>
</office:document-meta>
</file>